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fo:language="sv" fo:country="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ferensnummer: 556755-7763-1504-1</text:p>
      <text:p text:style-name="Standard"/>
      <text:p text:style-name="Standard">Till Förvaltningsrätten </text:p>
      <text:p text:style-name="Standard"/>
      <text:p text:style-name="Standard">Detta brev är en överklagning av beslutet om en förseningsavgift på 5000 kr </text:p>
      <text:p text:style-name="Standard">till Amber Biosciences AB. </text:p>
      <text:p text:style-name="Standard"/>
      <text:p text:style-name="Standard">Situationen är följande. Vi skickade årsredovisningen in före 30. november 2015. Tyvärr fattades fastställelseintyget. Vi fik brev om att skicka in fastställelseintyget. Vi gjorde direkt et fastställelseintyg och lagde det i et brev till bolagsverket. Tyvärr blev brevet inte skickat av någon grund. </text:p>
      <text:p text:style-name="Standard"/>
      <text:p text:style-name="Standard">Sen fik vi en förseningsavgift. Nu är brevet självklart skickat. </text:p>
      <text:p text:style-name="Standard"/>
      <text:p text:style-name="Standard">Vi tycker det som hänt var et dumt fel och att 5000 kr i avgift er orättvist. Det var fler underskrifter på de inskickade dokument, så det var inte tala om att det fattades underskrifter. </text:p>
      <text:p text:style-name="Standard"/>
      <text:p text:style-name="Standard">Vi anmoder om att få omgjort förseningsavgiften.</text:p>
      <text:p text:style-name="Standard"/>
      <text:p text:style-name="Standard">Mvh</text:p>
      <text:p text:style-name="Standard"/>
      <text:p text:style-name="Standard">Morten Krogh</text:p>
      <text:p text:style-name="Standard">VD, Amber Biosciences AB</text:p>
      <text:p text:style-name="Standard">556755-7763</text:p>
      <text:p text:style-name="Standard"/>
      <text:p text:style-name="Standard">email: <text:a xlink:type="simple" xlink:href="mailto:morten.krogh@amberbio.com" text:style-name="Internet_20_link" text:visited-style-name="Visited_20_Internet_20_Link">morten.krogh@amberbio.com</text:a></text:p>
      <text:p text:style-name="Standard">tel: 0761 88 01 43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rten Krogh</meta:initial-creator>
    <meta:creation-date>2016-01-29T12:17:51</meta:creation-date>
    <dc:date>2016-01-29T12:40:38</dc:date>
    <dc:creator>Morten Krogh</dc:creator>
    <meta:editing-duration>PT22M48S</meta:editing-duration>
    <meta:editing-cycles>3</meta:editing-cycles>
    <meta:generator>OpenOffice/4.1.1$Unix OpenOffice.org_project/411m6$Build-9775</meta:generator>
    <meta:document-statistic meta:table-count="0" meta:image-count="0" meta:object-count="0" meta:page-count="1" meta:paragraph-count="14" meta:word-count="131" meta:character-count="862"/>
  </office:meta>
</office:document-meta>
</file>